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17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>
        <style:tab-stops>
          <style:tab-stop style:position="0.628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 style:master-page-name="Standard">
      <loext:graphic-properties draw:fill="solid" draw:fill-color="#ffffff"/>
      <style:paragraph-properties fo:margin-left="6.406cm" fo:margin-right="0cm" fo:margin-top="0.183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5" style:family="paragraph" style:parent-style-name="Standard">
      <loext:graphic-properties draw:fill="solid" draw:fill-color="#ffffff"/>
      <style:paragraph-properties fo:margin-left="6.179cm" fo:margin-right="0cm" fo:margin-top="0.642cm" fo:margin-bottom="0cm" style:contextual-spacing="false" fo:line-height="135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P6" style:family="paragraph" style:parent-style-name="Standard">
      <loext:graphic-properties draw:fill="solid" draw:fill-color="#ffffff"/>
      <style:paragraph-properties fo:margin-left="4.203cm" fo:margin-right="0cm" fo:margin-top="0.007cm" fo:margin-bottom="0cm" style:contextual-spacing="false" fo:line-height="135%" fo:text-align="start" style:justify-single-word="false" fo:keep-together="auto" fo:orphans="0" fo:widows="0" fo:text-indent="-0.767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P7" style:family="paragraph" style:parent-style-name="Standard">
      <loext:graphic-properties draw:fill="solid" draw:fill-color="#ffffff"/>
      <style:paragraph-properties fo:margin-left="3.194cm" fo:margin-right="0cm" fo:margin-top="0.483cm" fo:margin-bottom="0cm" style:contextual-spacing="false" fo:line-height="117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loext:graphic-properties draw:fill="solid" draw:fill-color="#ffffff"/>
      <style:paragraph-properties fo:margin-left="6.846cm" fo:margin-right="0cm" fo:margin-top="0.57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9" style:family="paragraph" style:parent-style-name="Standard" style:list-style-name="WWNum1">
      <loext:graphic-properties draw:fill="solid" draw:fill-color="#ffffff"/>
      <style:paragraph-properties fo:margin-left="0.66cm" fo:margin-right="0cm" fo:margin-top="0.134cm" fo:margin-bottom="0cm" style:contextual-spacing="false" fo:line-height="114%" fo:text-align="start" style:justify-single-word="false" fo:keep-together="auto" fo:orphans="0" fo:widows="0" fo:text-indent="-0.628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 style:list-style-name="WWNum1">
      <loext:graphic-properties draw:fill="solid" draw:fill-color="#ffffff"/>
      <style:paragraph-properties fo:margin-left="0.66cm" fo:margin-right="0cm" fo:margin-top="0cm" fo:margin-bottom="0cm" style:contextual-spacing="false" fo:line-height="114%" fo:text-align="start" style:justify-single-word="false" fo:keep-together="auto" fo:orphans="0" fo:widows="0" fo:text-indent="-0.628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 style:list-style-name="WWNum1">
      <loext:graphic-properties draw:fill="solid" draw:fill-color="#ffffff"/>
      <style:paragraph-properties fo:margin-left="0.66cm" fo:margin-right="0cm" fo:margin-top="0.007cm" fo:margin-bottom="0cm" style:contextual-spacing="false" fo:line-height="114%" fo:text-align="start" style:justify-single-word="false" fo:keep-together="auto" fo:orphans="0" fo:widows="0" fo:text-indent="-0.628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loext:graphic-properties draw:fill="solid" draw:fill-color="#ffffff"/>
      <style:paragraph-properties fo:margin-left="6.75cm" fo:margin-right="0cm" fo:margin-top="0.58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3" style:family="paragraph" style:parent-style-name="Standard" style:list-style-name="WWNum2">
      <loext:graphic-properties draw:fill="solid" draw:fill-color="#ffffff"/>
      <style:paragraph-properties fo:margin-left="0.628cm" fo:margin-right="0cm" fo:margin-top="0.12cm" fo:margin-bottom="0cm" style:contextual-spacing="false" fo:line-height="115%" fo:text-align="start" style:justify-single-word="false" fo:keep-together="auto" fo:orphans="0" fo:widows="0" fo:text-indent="-0.628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 style:list-style-name="WWNum2">
      <loext:graphic-properties draw:fill="solid" draw:fill-color="#ffffff"/>
      <style:paragraph-properties fo:margin-left="0.628cm" fo:margin-right="0cm" fo:margin-top="0cm" fo:margin-bottom="0cm" style:contextual-spacing="false" fo:line-height="115%" fo:text-align="start" style:justify-single-word="false" fo:keep-together="auto" fo:orphans="0" fo:widows="0" fo:text-indent="-0.628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 style:list-style-name="WWNum3">
      <loext:graphic-properties draw:fill="solid" draw:fill-color="#ffffff"/>
      <style:paragraph-properties fo:margin-left="0.628cm" fo:margin-right="0cm" fo:margin-top="0cm" fo:margin-bottom="0cm" style:contextual-spacing="false" fo:line-height="115%" fo:text-align="start" style:justify-single-word="false" fo:keep-together="auto" fo:orphans="0" fo:widows="0" fo:text-indent="-0.628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 style:list-style-name="WWNum3">
      <loext:graphic-properties draw:fill="solid" draw:fill-color="#ffffff"/>
      <style:paragraph-properties fo:margin-left="0.628cm" fo:margin-right="0cm" fo:margin-top="0.007cm" fo:margin-bottom="0cm" style:contextual-spacing="false" fo:line-height="115%" fo:text-align="start" style:justify-single-word="false" fo:keep-together="auto" fo:orphans="0" fo:widows="0" fo:text-indent="-0.628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>
      <loext:graphic-properties draw:fill="solid" draw:fill-color="#ffffff"/>
      <style:paragraph-properties fo:margin-left="0.66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Standard">
      <loext:graphic-properties draw:fill="solid" draw:fill-color="#ffffff"/>
      <style:paragraph-properties fo:margin-left="0.647cm" fo:margin-right="0cm" fo:margin-top="0cm" fo:margin-bottom="0cm" style:contextual-spacing="false" fo:line-height="115%" fo:text-align="start" style:justify-single-word="false" fo:keep-together="auto" fo:orphans="0" fo:widows="0" fo:text-indent="0.362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9" style:family="paragraph" style:parent-style-name="Standard">
      <loext:graphic-properties draw:fill="solid" draw:fill-color="#ffffff"/>
      <style:paragraph-properties fo:margin-left="0.686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БЭСМ-6</text:p>
      <text:p text:style-name="P5">Инструкция</text:p>
      <text:p text:style-name="P6">по восстановлению содержимого<text:line-break/>тестового барабана МБ 2.0</text:p>
      <text:p text:style-name="P7">Восстановление МБ 2.0 производится в два этапа:</text:p>
      <text:p text:style-name="P2">I. <text:s text:c="6"/>С помощью "ПП6" считывается 0-я физическая зона пакета 2053.<text:line-break/>II. <text:s text:c="3"/>На тумблерных регистрах (ТР) пульта БРУС набирается задание<text:line-break/> <text:s text:c="7"/>и управление передаётся программе восстановления МБ 2.0.</text:p>
      <text:p text:style-name="P8">ЭТАП I.</text:p>
      <text:list xml:id="list2690360988" text:style-name="WWNum1">
        <text:list-item>
          <text:p text:style-name="P9">На пульте УУ зажать клавишу "ПП6".</text:p>
        </text:list-item>
        <text:list-item>
          <text:p text:style-name="P10">Обнулить клавиатуру ТР1÷ТР7 на пульте БРУС.</text:p>
        </text:list-item>
        <text:list-item>
          <text:p text:style-name="P10">На ТР1 задать в 25÷27р.р. номер направления УВУ (3 или 4).</text:p>
        </text:list-item>
        <text:list-item>
          <text:p text:style-name="P10">На ТР6 задать в 1÷8р.р. позиционный номер устройства с пакетом 2053.</text:p>
        </text:list-item>
        <text:list-item>
          <text:p text:style-name="P10">Нажать на кнопку "Пуск", контролируя прохождение обмена в стойке УВУ.</text:p>
        </text:list-item>
        <text:list-item>
          <text:p text:style-name="P11">В случае неудачи проверьте набор на ТР1 и ТР6 и повторите всё с п.1.</text:p>
        </text:list-item>
        <text:list-item>
          <text:p text:style-name="P10">Обнулить машину, отжать клавишу "ПП6" и сбросить ТР÷ТР7 пульта БРУС.</text:p>
        </text:list-item>
      </text:list>
      <text:p text:style-name="P12">ЭТАП II.</text:p>
      <text:list xml:id="list2631710096" text:style-name="WWNum2">
        <text:list-item>
          <text:p text:style-name="P13">Разрешить запись на тестовый МБ - выключить тумблер запрета записи.</text:p>
        </text:list-item>
        <text:list-item>
          <text:p text:style-name="P14">На ТР1 пульта БРУС задать:</text:p>
        </text:list-item>
      </text:list>
      <text:p text:style-name="P17">в 1÷8р.р. - позиционный номер устройства с пакетом 2053, считая, что</text:p>
      <text:p text:style-name="P18">1-й р. соответствует 0-му устройству, а 8-й р. - 7-му устройству;<text:line-break/>12-й р. = '0' для 3-го направления и 'Г для 4-го направления;<text:line-break/>в 25÷48р.р. - код: 00 30 01000, т.е. зажать 44,43 и 34-й p.p.</text:p>
      <text:p text:style-name="P3">3.<text:tab/>На ТР2 пульта БРУС задать:</text:p>
      <text:p text:style-name="P19">в 25÷34р.р. - номер начальной зоны =1300, т.е. - 31,32 и 34-й p.p.;<text:line-break/>1р. = '0' - для основной копии или <text:s/>'1' - для резервной копии МБ 2.0.</text:p>
      <text:list xml:id="list1534866051" text:style-name="WWNum3">
        <text:list-item>
          <text:p text:style-name="P15">На ТР5 пульта БРУС зажать 4-й р. - для МБ 2.0 или 3-й р. - для МБ 1.0.</text:p>
        </text:list-item>
        <text:list-item>
          <text:p text:style-name="P15">После однократного нажатия кнопки "Пуск" наблюдать в стойке УВУ<text:line-break/>процесс переписи с пакета 2053 на тестовый МБ; если промелькнёт<text:line-break/>сигнал "ОшМ" или конечный тракт МБ не будет равен '37', то надо<text:line-break/>вернуться к этапу I. и повторить всё сначала.</text:p>
        </text:list-item>
        <text:list-item>
          <text:p text:style-name="P15">Обнулить машину, клавиатуру ТР1÷ТР7 пульта БРУС, включить тумблер<text:line-break/>запрета записи для тестового МБ на пульте стойки ПВП.</text:p>
        </text:list-item>
        <text:list-item>
          <text:p text:style-name="P15">Проверить функционирование "ПП8" и теста "МБ-ДИСК".</text:p>
        </text:list-item>
        <text:list-item>
          <text:p text:style-name="P16">Вызвать ОС ДИСПАК с помощью "ПП9"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_26__20_Footer" style:display-name="Header &amp; Footer" style:family="paragraph" style:default-outline-level="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Обычный" style:family="paragraph" style:default-outline-level="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fo:font-variant="normal" fo:text-transform="none" style:text-line-through-style="none" style:text-line-through-type="none" style:text-position="0% 100%"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mported_20_Style_20_1" style:display-name="Imported Style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mported_20_Style_20_2" style:display-name="Imported Style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mported_20_Style_20_3" style:display-name="Imported Style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28cm" fo:margin-left="0.66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628cm" fo:margin-left="0.66c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628cm" fo:margin-left="0.66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28cm" fo:margin-left="0.66cm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628cm" fo:margin-left="0.66c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628cm" fo:margin-left="0.66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28cm" fo:margin-left="0.66cm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628cm" fo:margin-left="0.6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28cm" fo:margin-left="0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4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28cm" fo:margin-left="0.6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page-layout style:name="Mpm1">
      <style:page-layout-properties fo:page-width="21.001cm" fo:page-height="29.7cm" style:num-format="1" style:print-orientation="portrait" fo:margin-top="1.27cm" fo:margin-bottom="1.27cm" fo:margin-left="3.166cm" fo:margin-right="1.503cm" style:writing-mode="lr-tb" style:layout-grid-color="#c0c0c0" style:layout-grid-lines="258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  <meta:document-statistic meta:table-count="0" meta:image-count="0" meta:object-count="0" meta:page-count="1" meta:paragraph-count="25" meta:word-count="310" meta:character-count="1797" meta:non-whitespace-character-count="1508"/>
  </office:meta>
</office:document-meta>
</file>